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6900000078647D85B44F0C34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191cm" fo:margin-left="0cm" fo:margin-top="0cm" fo:margin-bottom="0cm" table:align="left"/>
    </style:style>
    <style:style style:name="Table1.A" style:family="table-column">
      <style:table-column-properties style:column-width="17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7.191cm" fo:margin-left="0cm" fo:margin-top="0cm" fo:margin-bottom="0cm" table:align="left"/>
    </style:style>
    <style:style style:name="Table2.A" style:family="table-column">
      <style:table-column-properties style:column-width="17.191cm"/>
    </style:style>
    <style:style style:name="Table2.1" style:family="table-row">
      <style:table-row-properties style:min-row-height="2.011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7.191cm" fo:margin-left="0cm" fo:margin-top="0cm" fo:margin-bottom="0cm" table:align="left"/>
    </style:style>
    <style:style style:name="Table3.A" style:family="table-column">
      <style:table-column-properties style:column-width="17.19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7.191cm" fo:margin-left="0cm" fo:margin-top="0cm" fo:margin-bottom="0cm" table:align="left"/>
    </style:style>
    <style:style style:name="Table4.A" style:family="table-column">
      <style:table-column-properties style:column-width="17.1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7.191cm" fo:margin-left="0cm" fo:margin-top="0cm" fo:margin-bottom="0cm" table:align="left"/>
    </style:style>
    <style:style style:name="Table5.A" style:family="table-column">
      <style:table-column-properties style:column-width="17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7.191cm" fo:margin-left="0cm" fo:margin-top="0cm" fo:margin-bottom="0cm" table:align="left"/>
    </style:style>
    <style:style style:name="Table6.A" style:family="table-column">
      <style:table-column-properties style:column-width="17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7.191cm" fo:margin-left="0cm" fo:margin-top="0cm" fo:margin-bottom="0cm" table:align="left"/>
    </style:style>
    <style:style style:name="Table7.A" style:family="table-column">
      <style:table-column-properties style:column-width="17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7.191cm" fo:margin-left="0cm" fo:margin-top="0cm" fo:margin-bottom="0cm" table:align="left"/>
    </style:style>
    <style:style style:name="Table8.A" style:family="table-column">
      <style:table-column-properties style:column-width="17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7.191cm" fo:margin-left="0cm" fo:margin-top="0cm" fo:margin-bottom="0cm" table:align="left"/>
    </style:style>
    <style:style style:name="Table9.A" style:family="table-column">
      <style:table-column-properties style:column-width="17.19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7.191cm" fo:margin-left="0cm" fo:margin-top="0cm" fo:margin-bottom="0cm" table:align="left"/>
    </style:style>
    <style:style style:name="Table10.A" style:family="table-column">
      <style:table-column-properties style:column-width="17.19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7.191cm" fo:margin-left="0cm" fo:margin-top="0cm" fo:margin-bottom="0cm" table:align="left"/>
    </style:style>
    <style:style style:name="Table11.A" style:family="table-column">
      <style:table-column-properties style:column-width="17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7.191cm" fo:margin-left="0cm" fo:margin-top="0cm" fo:margin-bottom="0cm" table:align="left"/>
    </style:style>
    <style:style style:name="Table12.A" style:family="table-column">
      <style:table-column-properties style:column-width="17.19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0pt" fo:background-color="#ffffff" style:font-name-asian="Consolas1" style:font-size-asian="10pt" style:font-name-complex="Consolas1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696969" style:font-name="Consolas" fo:font-size="10pt" fo:background-color="#ffffff" style:font-name-asian="Consolas1" style:font-size-asian="10pt" style:font-name-complex="Consolas1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800080" style:font-name="Consolas" fo:font-size="10pt" fo:background-color="#ffffff" style:font-name-asian="Consolas1" style:font-size-asian="10pt" style:font-name-complex="Consolas1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696969" style:font-name="Consolas" fo:font-size="10pt" fo:background-color="#ffffff" style:font-name-asian="Consolas1" style:font-size-asian="10pt" style:font-name-complex="Consolas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onsolas" fo:font-size="10pt" fo:background-color="#ffffff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6a9955" style:font-name="Droid Sans Mono" fo:font-size="10.5pt" fo:font-weight="normal" fo:background-color="#1e1e1e"/>
    </style:style>
    <style:style style:name="P19" style:family="paragraph" style:parent-style-name="Standard">
      <style:paragraph-properties fo:margin-top="0cm" fo:margin-bottom="0cm" loext:contextual-spacing="false" style:line-height-at-least="0.503cm"/>
    </style:style>
    <style:style style:name="P20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</style:style>
    <style:style style:name="P2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dcdcaa" style:font-name="Droid Sans Mono" fo:font-size="10.5pt" fo:font-weight="normal" fo:background-color="#1e1e1e" style:font-name-asian="Consolas1" style:font-size-asian="10pt" style:font-name-complex="Consolas1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onsolas" fo:font-size="10pt" fo:background-color="#ffffff" style:font-name-asian="Consolas1" style:font-size-asian="10pt" style:font-name-complex="Consolas1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800080" style:font-name="Consolas" fo:font-size="10pt" fo:background-color="#ffffff" style:font-name-asian="Consolas1" style:font-size-asian="10pt" style:font-name-complex="Consolas1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d4d4d4" style:font-name="Droid Sans Mono" fo:font-size="10.5pt" fo:font-weight="normal" fo:background-color="#1e1e1e" style:font-name-asian="Consolas1" style:font-size-asian="10pt" style:font-name-complex="Consolas1" style:font-size-complex="10pt"/>
    </style:style>
    <style:style style:name="P29" style:family="paragraph" style:parent-style-name="Heading_20_1" style:master-page-name="First_20_Page">
      <style:paragraph-properties style:page-number="1"/>
    </style:style>
    <style:style style:name="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" style:family="text">
      <style:text-properties style:font-name="Consolas" fo:font-size="10pt" officeooo:rsid="001865a7" style:font-name-asian="Consolas1" style:font-size-asian="10pt" style:font-name-complex="Consolas1" style:font-size-complex="10pt"/>
    </style:style>
    <style:style style:name="T4" style:family="text">
      <style:text-properties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004a43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8" style:family="text">
      <style:text-properties fo:color="#800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9" style:family="text">
      <style:text-properties fo:color="#800000" style:font-name="Consolas" fo:font-size="10pt" fo:font-weight="bold" fo:background-color="#ffffff" loext:char-shading-value="0" style:font-name-asian="Consolas1" style:font-size-asian="10pt" style:font-weight-asian="bold" style:font-name-complex="Consolas1" style:font-size-complex="10pt"/>
    </style:style>
    <style:style style:name="T10" style:family="text">
      <style:text-properties fo:color="#40015a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1" style:family="text">
      <style:text-properties fo:color="#400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2" style:family="text">
      <style:text-properties fo:color="#80803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3" style:family="text">
      <style:text-properties fo:color="#80008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4" style:family="text">
      <style:text-properties fo:color="#008c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5" style:family="text">
      <style:text-properties fo:color="#696969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6" style:family="text">
      <style:text-properties fo:color="#603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7" style:family="text">
      <style:text-properties fo:color="#0000e6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8" style:family="text">
      <style:text-properties fo:color="#007997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9" style:family="text">
      <style:text-properties fo:color="#0f69ff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0" style:family="text">
      <style:text-properties fo:color="#dcdcaa"/>
    </style:style>
    <style:style style:name="T21" style:family="text">
      <style:text-properties fo:color="#dcdcaa" style:font-name="Droid Sans Mono" fo:font-size="10.5pt" fo:font-weight="normal" fo:background-color="#1e1e1e" loext:char-shading-value="0"/>
    </style:style>
    <style:style style:name="T22" style:family="text">
      <style:text-properties fo:color="#dcdcaa" style:font-name="Droid Sans Mono" fo:font-size="10.5pt" fo:font-weight="normal" fo:background-color="#1e1e1e" loext:char-shading-value="0" style:font-name-asian="Consolas1" style:font-size-asian="10pt" style:font-name-complex="Consolas1" style:font-size-complex="10pt"/>
    </style:style>
    <style:style style:name="T23" style:family="text">
      <style:text-properties fo:color="#d4d4d4" style:font-name="Consolas" fo:font-size="10pt" fo:font-weight="normal" fo:background-color="#ffffff" loext:char-shading-value="0" style:font-name-asian="Consolas1" style:font-size-asian="10pt" style:font-name-complex="Consolas1" style:font-size-complex="10pt"/>
    </style:style>
    <style:style style:name="T24" style:family="text">
      <style:text-properties fo:color="#d4d4d4" style:font-name="Droid Sans Mono" fo:font-size="10.5pt" fo:font-weight="normal" fo:background-color="#1e1e1e" loext:char-shading-value="0"/>
    </style:style>
    <style:style style:name="T25" style:family="text">
      <style:text-properties fo:color="#d4d4d4" style:font-name="Droid Sans Mono" fo:font-size="10.5pt" fo:font-weight="normal" officeooo:rsid="00143084" fo:background-color="#1e1e1e" loext:char-shading-value="0"/>
    </style:style>
    <style:style style:name="T26" style:family="text">
      <style:text-properties fo:color="#569cd6"/>
    </style:style>
    <style:style style:name="T27" style:family="text">
      <style:text-properties fo:color="#569cd6" style:font-name="Consolas" fo:font-size="10pt" fo:font-weight="normal" fo:background-color="#ffffff" loext:char-shading-value="0" style:font-name-asian="Consolas1" style:font-size-asian="10pt" style:font-name-complex="Consolas1" style:font-size-complex="10pt"/>
    </style:style>
    <style:style style:name="T28" style:family="text">
      <style:text-properties fo:color="#569cd6" style:font-name="Consolas" fo:font-size="10pt" fo:background-color="#ffffff" loext:char-shading-value="0"/>
    </style:style>
    <style:style style:name="T29" style:family="text">
      <style:text-properties fo:color="#9cdcfe"/>
    </style:style>
    <style:style style:name="T30" style:family="text">
      <style:text-properties fo:color="#9cdcfe" style:font-name="Consolas" fo:font-size="10pt" fo:font-weight="normal" fo:background-color="#ffffff" loext:char-shading-value="0" style:font-name-asian="Consolas1" style:font-size-asian="10pt" style:font-name-complex="Consolas1" style:font-size-complex="10pt"/>
    </style:style>
    <style:style style:name="T31" style:family="text">
      <style:text-properties fo:color="#b5cea8"/>
    </style:style>
    <style:style style:name="T32" style:family="text">
      <style:text-properties fo:color="#b5cea8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33" style:family="text">
      <style:text-properties fo:color="#b5cea8" style:font-name="Consolas" fo:font-size="10pt" fo:font-weight="normal" fo:background-color="#ffffff" loext:char-shading-value="0" style:font-name-asian="Consolas1" style:font-size-asian="10pt" style:font-name-complex="Consolas1" style:font-size-complex="10pt"/>
    </style:style>
    <style:style style:name="T34" style:family="text">
      <style:text-properties fo:color="#ce9178"/>
    </style:style>
    <style:style style:name="T35" style:family="text">
      <style:text-properties fo:color="#ce9178" style:font-name="Consolas" fo:font-size="10pt" fo:font-weight="normal" fo:background-color="#ffffff" loext:char-shading-value="0" style:font-name-asian="Consolas1" style:font-size-asian="10pt" style:font-name-complex="Consolas1" style:font-size-complex="10pt"/>
    </style:style>
    <style:style style:name="T36" style:family="text">
      <style:text-properties fo:color="#ce9178" style:font-name="Consolas" fo:font-size="10pt" fo:background-color="#ffffff" loext:char-shading-value="0"/>
    </style:style>
    <style:style style:name="T37" style:family="text">
      <style:text-properties fo:color="#c586c0"/>
    </style:style>
    <style:style style:name="T38" style:family="text">
      <style:text-properties fo:color="#c586c0" style:font-name="Consolas" fo:font-size="10pt" fo:background-color="#ffffff" loext:char-shading-value="0"/>
    </style:style>
    <style:style style:name="T39" style:family="text">
      <style:text-properties fo:color="#c586c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40" style:family="text">
      <style:text-properties fo:color="#d7ba7d"/>
    </style:style>
    <style:style style:name="T41" style:family="text">
      <style:text-properties fo:color="#6a9955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81jbgszg9kfy"/>Ejercicios Módulo 1. 2 - API Llamadas al Sistema</text:p>
      <text:p text:style-name="Heading_20_2"><text:bookmark text:name="_hp5xfhn74ccm"/>Objetivo</text:p>
      <text:p text:style-name="Standard">El objetivo de esta hoja de ejercicios es comenzar a utilizar llamadas al sistema y acostumbrarnos <text:s/>a tratar correctamente los errores. Específicamente, buscamos trabajar:</text:p>
      <text:list xml:id="list3861092274" text:style-name="WWNum2">
        <text:list-item>
          <text:p text:style-name="P20">Búsqueda de información en páginas del manual</text:p>
        </text:list-item>
        <text:list-item>
          <text:p text:style-name="P20">Comprobación de errores y mensajes de error en llamadas al sistema</text:p>
        </text:list-item>
        <text:list-item>
          <text:p text:style-name="P22">Llamadas al sistema relacionadas con información del sistema</text:p>
        </text:list-item>
      </text:list>
      <text:p text:style-name="Heading_20_2"><text:bookmark text:name="_968b75rzjrqv"/>Lecturas previas recomendadas</text:p>
      <text:list xml:id="list3756805076" text:style-name="WWNum1">
        <text:list-item>
          <text:p text:style-name="P21"><text:span text:style-name="T5">Advanced Linux Programming</text:span>, capítulo 8 (y partes del capítulo 1).</text:p>
        </text:list-item>
        <text:list-item>
          <text:p text:style-name="P21"><text:span text:style-name="T5">Linux System Programming</text:span>, capítulo 1.</text:p>
        </text:list-item>
        <text:list-item>
          <text:p text:style-name="P23">Diapositivas del Módulo 1. Sección <text:span text:style-name="T5">Llamadas al sistema</text:span>.</text:p>
        </text:list-item>
      </text:list>
      <text:p text:style-name="Heading_20_2"><text:bookmark text:name="_fcyg2lmeo8wk"/>API - LLamadas al sistema - Información del sistema</text:p>
      <text:p text:style-name="Heading_20_3"><text:bookmark text:name="_elq5jje203nt"/>Cuestiones. Uso de manual</text:p>
      <text:p text:style-name="Standard"><text:span text:style-name="T6">Cuestión 1.</text:span> Consulta la página de manual de <text:span text:style-name="T6">open</text:span> usando <text:span text:style-name="T6">man open</text:span>. ¿Se corresponde con la información de la llamada al sistema?. Si no es así, ¿qué comando debes usar para conseguir la página del manual de la llamada al sistema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No se corresponde.</text:p>
            <text:p text:style-name="P9">Man 2 open</text:p>
          </table:table-cell>
        </table:table-row>
      </table:table>
      <text:p text:style-name="Standard"/>
      <text:p text:style-name="Standard"><text:span text:style-name="T6">Cuestión 2.</text:span> ¿En qué sección del manual estará la información sobre la llamada a librería <text:span text:style-name="T6">printf</text:span>? ¿Obtenemos dicha información si usamos el comando <text:span text:style-name="T6">man printf</text:span>?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Sección 3</text:p>
            <text:p text:style-name="P9">Necesitamos el man 3 printf</text:p>
            <text:p text:style-name="P9"/>
          </table:table-cell>
        </table:table-row>
      </table:table>
      <text:p text:style-name="Standard"><text:soft-page-break/></text:p>
      <text:p text:style-name="Standard"><text:span text:style-name="T6">Cuestión 3.</text:span> Descubre, usando el manual (comando <text:span text:style-name="T6">man</text:span>), el nombre de las llamadas al sistema en tu instalación de Linux.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El comando es man 2 syscalls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Standard"><text:span text:style-name="T6">Cuestión 4.</text:span> Si se necesita usar la llamada al sistema <text:span text:style-name="T6">sched_setscheduler()</text:span>, ¿es necesario incluir algún fichero de cabecera? ¿Y enlazar explícitamente con alguna librería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Si, sched.h.</text:p>
            <text:p text:style-name="P9">No.</text:p>
            <text:p text:style-name="P9"/>
            <text:p text:style-name="P9"/>
          </table:table-cell>
        </table:table-row>
      </table:table>
      <text:p text:style-name="Heading_20_2"><text:bookmark text:name="_8rbvif54ldhi"/>Ejercicios</text:p>
      <text:list xml:id="list1688666109" text:style-name="WWNum3">
        <text:list-item>
          <text:p text:style-name="P24"><text:span text:style-name="T6">api1.c</text:span> Invoca una llamada al sistema <text:span text:style-name="T6">open()</text:span> forzando un error en su ejecución. <text:s/>Comprueba la ocurrencia de dicho error, y utiliza la función <text:span text:style-name="T6">perror</text:span> para obtener una descripción del mismo.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<text:span text:style-name="T7">#include </text:span><text:span text:style-name="T8">&lt;</text:span><text:span text:style-name="T10">unistd.h</text:span><text:span text:style-name="T8">&gt;</text:span></text:p>
            <text:p text:style-name="P9"><text:span text:style-name="T7">#include </text:span><text:span text:style-name="T8">&lt;</text:span><text:span text:style-name="T10">errno.h</text:span><text:span text:style-name="T8">&gt;</text:span></text:p>
            <text:p text:style-name="P9"><text:span text:style-name="T7">#include </text:span><text:span text:style-name="T8">&lt;</text:span><text:span text:style-name="T10">stdio.h</text:span><text:span text:style-name="T8">&gt;</text:span></text:p>
            <text:p text:style-name="P10"/>
            <text:p text:style-name="P9"><text:span text:style-name="T9">int</text:span><text:span text:style-name="T4"> </text:span><text:span text:style-name="T11">main</text:span><text:span text:style-name="T12">()</text:span><text:span text:style-name="T4"> </text:span><text:span text:style-name="T13">{</text:span></text:p>
            <text:p text:style-name="P15"><text:span text:style-name="T13"><text:s text:c="2"/></text:span><text:span text:style-name="T27">char</text:span><text:span text:style-name="T23"> </text:span><text:span text:style-name="T30">a</text:span><text:span text:style-name="T23">[</text:span><text:span text:style-name="T33">13</text:span><text:span text:style-name="T23">]=</text:span><text:span text:style-name="T35">"noexiste.dat"</text:span><text:span text:style-name="T23">;</text:span></text:p>
            <text:p text:style-name="P9"><text:span text:style-name="T4"><text:s text:c="2"/></text:span><text:span text:style-name="T9">int</text:span><text:span text:style-name="T4"> error</text:span><text:span text:style-name="T13">;</text:span></text:p>
            <text:p text:style-name="P9"><text:span text:style-name="T4"><text:s text:c="2"/>error </text:span><text:span text:style-name="T12">=</text:span><text:span text:style-name="T4"> setuid</text:span><text:span text:style-name="T12">(</text:span><text:span text:style-name="T14">0</text:span><text:span text:style-name="T12">)</text:span><text:span text:style-name="T13">;</text:span></text:p>
            <text:p text:style-name="P10"><text:s text:c="2"/>open(a, 0);</text:p>
            <text:p text:style-name="P16"><text:span text:style-name="T22"><text:s text:c="4"/></text:span><text:span text:style-name="T21">perror</text:span><text:span text:style-name="T24">(“</text:span><text:span text:style-name="T25">Error ”</text:span><text:span text:style-name="T24">);</text:span></text:p>
            <text:p text:style-name="P25"/>
            <text:p text:style-name="P14"/>
            <text:p text:style-name="P10"><text:s text:c="11"/></text:p>
            <text:p text:style-name="P9"><text:span text:style-name="T4"><text:s text:c="2"/></text:span><text:span text:style-name="T9">return</text:span><text:span text:style-name="T4"> </text:span><text:span text:style-name="T14">1</text:span><text:span text:style-name="T13">;</text:span></text:p>
            <text:p text:style-name="P12">}</text:p>
          </table:table-cell>
        </table:table-row>
      </table:table>
      <text:p text:style-name="Standard"/>
      <text:list xml:id="list175040459717727" text:continue-numbering="true" text:style-name="WWNum3">
        <text:list-item>
          <text:p text:style-name="P24"><text:span text:style-name="T6">api2.c</text:span> Escribe un programa que muestre por pantalla una cadena con el código de error y su mensaje asociado, para cada uno de los posibles errores del sistema.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<text:span text:style-name="T7">#include </text:span><text:span text:style-name="T8">&lt;</text:span><text:span text:style-name="T10">errno.h</text:span><text:span text:style-name="T8">&gt;</text:span></text:p>
            <text:p text:style-name="P10"/>
            <text:p text:style-name="P9"><text:span text:style-name="T9">extern</text:span><text:span text:style-name="T4"> </text:span><text:span text:style-name="T9">const</text:span><text:span text:style-name="T4"> </text:span><text:span text:style-name="T9">char</text:span><text:span text:style-name="T4"> </text:span><text:span text:style-name="T12">*</text:span><text:span text:style-name="T4">sys_errlist</text:span><text:span text:style-name="T12">[]</text:span><text:span text:style-name="T13">;</text:span></text:p>
            <text:p text:style-name="P9"><text:soft-page-break/><text:span text:style-name="T9">extern</text:span><text:span text:style-name="T4"> </text:span><text:span text:style-name="T9">int</text:span><text:span text:style-name="T4"> sys_nerr</text:span><text:span text:style-name="T13">;</text:span></text:p>
            <text:p text:style-name="P10"/>
            <text:p text:style-name="P9"><text:span text:style-name="T9">int</text:span><text:span text:style-name="T4"> </text:span><text:span text:style-name="T11">main</text:span><text:span text:style-name="T12">()</text:span><text:span text:style-name="T4"> </text:span><text:span text:style-name="T13">{</text:span></text:p>
            <text:p text:style-name="P9"><text:span text:style-name="T4"><text:s text:c="2"/></text:span><text:span text:style-name="T9">int</text:span><text:span text:style-name="T4"> i</text:span><text:span text:style-name="T13">;</text:span></text:p>
            <text:p text:style-name="P13"><text:span text:style-name="T39">for</text:span><text:span text:style-name="T4">(i = </text:span><text:span text:style-name="T32">0</text:span><text:span text:style-name="T4">; i &lt; sys_nerr; i++){</text:span></text:p>
            <text:p text:style-name="P8"><text:span text:style-name="T20">printf</text:span>(<text:span text:style-name="T34">"%s </text:span><text:span text:style-name="T40">\n</text:span><text:span text:style-name="T34">"</text:span>,<text:span text:style-name="T29">sys_errlist</text:span>[i]);</text:p>
            <text:p text:style-name="P8">} </text:p>
            <text:p text:style-name="P26"><text:s text:c="18"/></text:p>
            <text:p text:style-name="P10"/>
            <text:p text:style-name="P9"><text:span text:style-name="T4"><text:s text:c="2"/></text:span><text:span text:style-name="T9">return</text:span><text:span text:style-name="T4"> </text:span><text:span text:style-name="T14">1</text:span><text:span text:style-name="T13">;</text:span></text:p>
            <text:p text:style-name="P12">}</text:p>
          </table:table-cell>
        </table:table-row>
      </table:table>
      <text:p text:style-name="Standard"/>
      <text:list xml:id="list175039951219352" text:continue-numbering="true" text:style-name="WWNum3">
        <text:list-item>
          <text:p text:style-name="P24"><text:span text:style-name="T6">api3.c</text:span> Completa el código para mostrar por pantalla información relativa al sistema operativo y máquina en la que estás trabajando. Comprueba la ocurrencia de errores en cualquier llamada al sistema que utilices.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8"><text:span text:style-name="T38">#include</text:span><text:span text:style-name="T28"> </text:span><text:span text:style-name="T36">&lt;unistd.h&gt;</text:span></text:p>
            <text:p text:style-name="P8"><text:span text:style-name="T37">#include</text:span><text:span text:style-name="T26"> </text:span><text:span text:style-name="T34">&lt;stdlib.h&gt;</text:span></text:p>
            <text:p text:style-name="P8"><text:span text:style-name="T37">#include</text:span><text:span text:style-name="T26"> </text:span><text:span text:style-name="T34">&lt;stdio.h&gt;</text:span></text:p>
            <text:p text:style-name="P8"><text:span text:style-name="T37">#include</text:span><text:span text:style-name="T26"> </text:span><text:span text:style-name="T34">&lt;string.h&gt;</text:span></text:p>
            <text:p text:style-name="P8"><text:span text:style-name="T37">#include</text:span><text:span text:style-name="T26"> </text:span><text:span text:style-name="T34">&lt;sys/utsname.h&gt;</text:span></text:p>
            <text:p text:style-name="P19"/>
            <text:p text:style-name="P8"><text:span text:style-name="T26">int</text:span> <text:span text:style-name="T20">main</text:span>() {</text:p>
            <text:p text:style-name="P8"><text:span text:style-name="T26">int</text:span> error;</text:p>
            <text:p text:style-name="P8"><text:span text:style-name="T26">struct</text:span> utsname unameInfo;</text:p>
            <text:p text:style-name="P8">error = <text:span text:style-name="T20">uname</text:span>(&amp;unameInfo)==-<text:span text:style-name="T31">1</text:span>;</text:p>
            <text:p text:style-name="P8"><text:span text:style-name="T37">if</text:span>(error == -<text:span text:style-name="T31">1</text:span>){</text:p>
            <text:p text:style-name="P8"><text:span text:style-name="T20">perror</text:span>(<text:span text:style-name="T34">"Error "</text:span>);</text:p>
            <text:p text:style-name="P8">}</text:p>
            <text:p text:style-name="P18">/* Comprobar si se ha producido un error */</text:p>
            <text:p text:style-name="P8"><text:span text:style-name="T41">/* Completar con los campos adecuados */</text:span> </text:p>
            <text:p text:style-name="P8"><text:span text:style-name="T20">printf</text:span>(<text:span text:style-name="T34">"sistema operativo: %s</text:span><text:span text:style-name="T40">\n</text:span><text:span text:style-name="T34">"</text:span>,<text:span text:style-name="T29">unameInfo</text:span>.<text:span text:style-name="T29">sysname</text:span>);</text:p>
            <text:p text:style-name="P8"><text:span text:style-name="T20">printf</text:span>(<text:span text:style-name="T34">"hostname: %s</text:span><text:span text:style-name="T40">\n</text:span><text:span text:style-name="T34">"</text:span>,<text:span text:style-name="T29">unameInfo</text:span>.<text:span text:style-name="T29">nodename</text:span>);</text:p>
            <text:p text:style-name="P8"><text:span text:style-name="T20">printf</text:span>(<text:span text:style-name="T34">"release: %s</text:span><text:span text:style-name="T40">\n</text:span><text:span text:style-name="T34">"</text:span>,<text:span text:style-name="T29">unameInfo</text:span>.<text:span text:style-name="T29">release</text:span>);</text:p>
            <text:p text:style-name="P8"><text:span text:style-name="T20">printf</text:span>(<text:span text:style-name="T34">"version: %s</text:span><text:span text:style-name="T40">\n</text:span><text:span text:style-name="T34">"</text:span>,<text:span text:style-name="T29">unameInfo</text:span>.<text:span text:style-name="T29">version</text:span>);</text:p>
            <text:p text:style-name="P8"><text:span text:style-name="T20">printf</text:span>(<text:span text:style-name="T34">"maquina: %s</text:span><text:span text:style-name="T40">\n</text:span><text:span text:style-name="T34">"</text:span>,<text:span text:style-name="T29">unameInfo</text:span>.<text:span text:style-name="T29">machine</text:span>); </text:p>
            <text:p text:style-name="P8"><text:span text:style-name="T37">return</text:span> <text:span text:style-name="T31">1</text:span>;</text:p>
            <text:p text:style-name="P8">}</text:p>
            <text:p text:style-name="P27"><text:span text:style-name="T8"/></text:p>
          </table:table-cell>
        </table:table-row>
      </table:table>
      <text:p text:style-name="Standard"/>
      <text:list xml:id="list175040089843403" text:continue-numbering="true" text:style-name="WWNum3">
        <text:list-item>
          <text:p text:style-name="P24"><text:span text:style-name="T6">api4.c</text:span> Mediante la función <text:span text:style-name="T6">sysconf</text:span>, muestra por pantalla la información relativa al sistema que sugiere el código incompleto.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8"><text:span text:style-name="T38">#include</text:span><text:span text:style-name="T28"> </text:span><text:span text:style-name="T36">&lt;unistd.h&gt;</text:span></text:p>
            <text:p text:style-name="P8"><text:span text:style-name="T37">#include</text:span><text:span text:style-name="T26"> </text:span><text:span text:style-name="T34">&lt;stdio.h&gt;</text:span></text:p>
            <text:p text:style-name="P19"/>
            <text:p text:style-name="P8"><text:span text:style-name="T26">int</text:span> <text:span text:style-name="T20">main</text:span>() {</text:p>
            <text:p text:style-name="P18">/* Obtener la información indicada con la función sysconf */</text:p>
            <text:p text:style-name="P8"><text:span text:style-name="T20">printf</text:span>(<text:span text:style-name="T34">"ticks/seg: %d</text:span><text:span text:style-name="T40">\n</text:span><text:span text:style-name="T34">"</text:span>,<text:span text:style-name="T20">sysconf</text:span>(_SC_CLK_TCK));</text:p>
            <text:p text:style-name="P8"><text:soft-page-break/><text:span text:style-name="T20">printf</text:span>(<text:span text:style-name="T34">"Max. files: %d</text:span><text:span text:style-name="T40">\n</text:span><text:span text:style-name="T34">"</text:span>,<text:span text:style-name="T20">sysconf</text:span>(_SC_OPEN_MAX));</text:p>
            <text:p text:style-name="P8"><text:span text:style-name="T20">printf</text:span>(<text:span text:style-name="T34">"Tamaño de pagina: %d</text:span><text:span text:style-name="T40">\n</text:span><text:span text:style-name="T34">"</text:span>,<text:span text:style-name="T20">sysconf</text:span>(_SC_PAGESIZE));</text:p>
            <text:p text:style-name="P8"><text:span text:style-name="T20">printf</text:span>(<text:span text:style-name="T34">"Max. Hijos: %d</text:span><text:span text:style-name="T40">\n</text:span><text:span text:style-name="T34">"</text:span>,<text:span text:style-name="T20">sysconf</text:span>(_SC_CHILD_MAX));</text:p>
            <text:p text:style-name="P8"><text:span text:style-name="T37">return</text:span> <text:span text:style-name="T31">1</text:span>;</text:p>
            <text:p text:style-name="P8">}</text:p>
            <text:p text:style-name="P27"><text:span text:style-name="T8"/></text:p>
          </table:table-cell>
        </table:table-row>
      </table:table>
      <text:p text:style-name="Standard"/>
      <text:list xml:id="list175040562862071" text:continue-numbering="true" text:style-name="WWNum3">
        <text:list-item>
          <text:p text:style-name="P24"><text:span text:style-name="T6">api5.c</text:span> Mediante la función <text:span text:style-name="T6">pathconf</text:span>, muestra por pantalla la información relativa al sistema de ficheros que sugiere el código incompleto. Prueba tu código en dos sistemas de ficheros distintos (por ejemplo, en un <text:span text:style-name="T6">stick</text:span> USB).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8"><text:span text:style-name="T38">#include</text:span><text:span text:style-name="T28"> </text:span><text:span text:style-name="T36">&lt;stdio.h&gt;</text:span></text:p>
            <text:p text:style-name="P8"><text:span text:style-name="T37">#include</text:span><text:span text:style-name="T26"> </text:span><text:span text:style-name="T34">&lt;unistd.h&gt;</text:span></text:p>
            <text:p text:style-name="P19"/>
            <text:p text:style-name="P8"><text:span text:style-name="T26">int</text:span> <text:span text:style-name="T20">main</text:span>() {</text:p>
            <text:p text:style-name="P18">/* Obtener la información indicada con la función pathconf*/</text:p>
            <text:p text:style-name="P8"><text:span text:style-name="T20">printf</text:span>(<text:span text:style-name="T34">"Max. enlaces: %d</text:span><text:span text:style-name="T40">\n</text:span><text:span text:style-name="T34">"</text:span>, <text:span text:style-name="T20">pathconf</text:span>(<text:span text:style-name="T34">"/"</text:span>,_PC_LINK_MAX));</text:p>
            <text:p text:style-name="P8"><text:span text:style-name="T20">printf</text:span>(<text:span text:style-name="T34">"Max. longitud del path: %d</text:span><text:span text:style-name="T40">\n</text:span><text:span text:style-name="T34">"</text:span>,<text:span text:style-name="T20">pathconf</text:span>(<text:span text:style-name="T34">"/"</text:span>,_PC_PATH_MAX));</text:p>
            <text:p text:style-name="P8"><text:span text:style-name="T20">printf</text:span>(<text:span text:style-name="T34">"Max. longitud de nombre: %d</text:span><text:span text:style-name="T40">\n</text:span><text:span text:style-name="T34">"</text:span>,<text:span text:style-name="T20">pathconf</text:span>(<text:span text:style-name="T34">"/"</text:span>,_PC_NAME_MAX));</text:p>
            <text:p text:style-name="P18">/* Obtener los mismos datos para otro sistema de ficheros */</text:p>
            <text:p text:style-name="P19"/>
            <text:p text:style-name="P8"><text:span text:style-name="T37">return</text:span> <text:span text:style-name="T31">1</text:span>;</text:p>
            <text:p text:style-name="P8">}</text:p>
            <text:p text:style-name="P27"><text:span text:style-name="T8"/></text:p>
          </table:table-cell>
        </table:table-row>
      </table:table>
      <text:p text:style-name="Heading_20_2"><text:bookmark text:name="_t0i04giozd2a"/>Cuestiones sobre ejercicios</text:p>
      <text:p text:style-name="Standard"><text:span text:style-name="T6">Cuestión 5.</text:span> ¿Cuántos errores diferentes hay definidos en el sistema?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EFAULT</text:p>
            <text:p text:style-name="P9">ERRNO</text:p>
            <text:p text:style-name="P9"/>
            <text:p text:style-name="P9"/>
            <text:p text:style-name="P9"/>
          </table:table-cell>
        </table:table-row>
      </table:table>
      <text:p text:style-name="Standard"><text:s/></text:p>
      <text:p text:style-name="Standard"><text:span text:style-name="T6">Cuestión 6.</text:span> De las tres llamadas usadas en los ejercicios 3-5 <text:span text:style-name="T6">uname</text:span>, <text:span text:style-name="T6">sysconf</text:span> y <text:span text:style-name="T6">pathconf</text:span>, ¿cuál(es) son llamadas al sistema y cuáles funciones de librería?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">Uname es llamada al sistema</text:p>
            <text:p text:style-name="P9">Sysconf y pathconf son funciones de librería</text:p>
            <text:p text:style-name="P9"/>
            <text:p text:style-name="P9"/>
          </table:table-cell>
        </table:table-row>
      </table:table>
      <text:p text:style-name="Heading_20_2"><text:bookmark text:name="_v8j7egnynb66"/>Compilación y entrega</text:p>
      <text:p text:style-name="Standard">Crea un <text:span text:style-name="T6">makefile</text:span> que compile <text:s/>todos los ejemplos del directorio de modo que <text:soft-page-break/>se generen ejecutables con el mismo nombre que el fuente, pero con extensión <text:span text:style-name="T6">.elf</text:span> (es decir, al compilar el <text:s/>ejemplo <text:span text:style-name="T6">api1.c</text:span> deberemos obtener un ELF <text:span text:style-name="T6">api1.elf</text:span>. El <text:span text:style-name="T6">makefile</text:span> deberá incluir una regla <text:span text:style-name="T6">clean</text:span> que borre todos los ficheros <text:span text:style-name="T6">.o</text:span> y <text:span text:style-name="T6">.elf</text:span> generados.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Standard"/>
      <text:p text:style-name="Standard">Asimismo, entrega este documento exportado a PDF con las respuestas a las cuestiones y por otro lado el código fuente de todos los ejercicios, comprimido como .z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ff0000" style:font-name="Cambria" fo:font-family="Cambria" style:font-family-generic="roman" style:font-pitch="variable" fo:font-size="18pt" style:font-name-asian="Cambria1" style:font-family-asian="Cambria" style:font-family-generic-asian="system" style:font-pitch-asian="variable" style:font-size-asian="18pt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text-align="justify" style:justify-single-word="false" fo:keep-together="always" fo:keep-with-next="always"/>
      <style:text-properties fo:color="#4a86e8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38761d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3" style:family="table">
      <style:table-properties style:width="17.621cm" fo:margin-top="0cm" fo:margin-bottom="0cm" table:align="center"/>
    </style:style>
    <style:style style:name="Table13.A" style:family="table-column">
      <style:table-column-properties style:column-width="17.621cm"/>
    </style:style>
    <style:style style:name="Table13.1" style:family="table-row">
      <style:table-row-properties style:min-row-height="1.852cm" fo:keep-together="auto"/>
    </style:style>
    <style:style style:name="Table13.A1" style:family="table-cell">
      <style:table-cell-properties style:vertical-align="middle" fo:padding="0.176cm" fo:border="1pt solid #000000"/>
    </style:style>
    <style:style style:name="Table13.2" style:family="table-row">
      <style:table-row-properties fo:keep-together="auto"/>
    </style:style>
    <style:style style:name="Table13.A2" style:family="table-cell">
      <style:table-cell-properties fo:padding="0.176cm" fo:border="1pt solid #000000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M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M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MP7" style:family="paragraph" style:parent-style-name="Standard">
      <style:paragraph-properties fo:margin-top="0cm" fo:margin-bottom="0cm" loext:contextual-spacing="false" fo:line-height="100%"/>
    </style:style>
    <style:style style:name="M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M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MT3" style:family="text">
      <style:text-properties style:font-name="Consolas" fo:font-size="10pt" officeooo:rsid="001865a7" style:font-name-asian="Consolas1" style:font-size-asian="10pt" style:font-name-complex="Consolas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27cm" fo:margin-left="1.905cm" fo:margin-right="1.905cm" fo:background-color="#ffffff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MP3"><draw:frame draw:style-name="Mfr1" draw:name="image1.png" text:anchor-type="char" svg:x="0cm" svg:y="0.185cm" svg:width="1.124cm" svg:height="1.272cm" draw:z-index="0"><draw:image xlink:href="Pictures/100000000000006900000078647D85B44F0C34F9.png" xlink:type="simple" xlink:show="embed" xlink:actuate="onLoad" loext:mime-type="image/png"/></draw:frame></text:p>
              <text:p text:style-name="MP4">AMPLIACIÓN DE SISTEMAS OPERATIVOS - HOJA DE EJERCICIOS</text:p>
              <text:p text:style-name="MP4">Hoja de Ejercicios 1.2</text:p>
            </table:table-cell>
          </table:table-row>
          <table:table-row table:style-name="Table13.2">
            <table:table-cell table:style-name="Table13.A2" office:value-type="string">
              <text:p text:style-name="MP5"><text:span text:style-name="MT1">Nombre y Apellidos:</text:span><text:span text:style-name="MT2"> </text:span><text:span text:style-name="MT3">Badr Guaitoune Akdi</text:span><text:span text:style-name="MT2"><text:line-break/></text:span><text:span text:style-name="MT1">Nombre y Apellidos:</text:span><text:span text:style-name="MT2"> </text:span><text:span text:style-name="MT3">Daniel Ledesma</text:span></text:p>
              <text:p text:style-name="MP6"/>
              <text:p text:style-name="MP5"><text:span text:style-name="MT1">Grupo:</text:span><text:span text:style-name="MT2"> </text:span></text:p>
            </table:table-cell>
          </table:table-row>
        </table:table>
        <text:p text:style-name="MP7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9T17:50:37.685817860</dc:date>
    <meta:editing-duration>PT30M16S</meta:editing-duration>
    <meta:editing-cycles>3</meta:editing-cycles>
    <meta:document-statistic meta:table-count="13" meta:image-count="1" meta:object-count="0" meta:page-count="5" meta:paragraph-count="110" meta:word-count="732" meta:character-count="4959" meta:non-whitespace-character-count="4287"/>
  </office:meta>
</office:document-meta>
</file>